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7acc" officeooo:paragraph-rsid="001a7acc"/>
    </style:style>
    <style:style style:name="P2" style:family="paragraph" style:parent-style-name="Standard">
      <style:paragraph-properties fo:text-align="center" style:justify-single-word="false"/>
      <style:text-properties officeooo:rsid="001bc8a9" officeooo:paragraph-rsid="001bc8a9"/>
    </style:style>
    <style:style style:name="P3" style:family="paragraph" style:parent-style-name="Standard">
      <style:paragraph-properties fo:text-align="center" style:justify-single-word="false"/>
      <style:text-properties officeooo:rsid="001cec46" officeooo:paragraph-rsid="001cec46"/>
    </style:style>
    <style:style style:name="P4" style:family="paragraph" style:parent-style-name="Standard">
      <style:paragraph-properties fo:text-align="center" style:justify-single-word="false"/>
      <style:text-properties officeooo:rsid="001ddb21" officeooo:paragraph-rsid="001ddb21"/>
    </style:style>
    <style:style style:name="P5" style:family="paragraph" style:parent-style-name="Standard">
      <style:paragraph-properties fo:text-align="center" style:justify-single-word="false"/>
      <style:text-properties officeooo:rsid="001e7f0b" officeooo:paragraph-rsid="001e7f0b"/>
    </style:style>
    <style:style style:name="P6" style:family="paragraph" style:parent-style-name="Standard">
      <style:paragraph-properties fo:text-align="center" style:justify-single-word="false"/>
      <style:text-properties officeooo:rsid="001ed16b" officeooo:paragraph-rsid="001ed16b"/>
    </style:style>
    <style:style style:name="P7" style:family="paragraph" style:parent-style-name="Standard">
      <style:paragraph-properties fo:text-align="center" style:justify-single-word="false"/>
      <style:text-properties officeooo:rsid="001f46ee" officeooo:paragraph-rsid="001f46ee"/>
    </style:style>
    <style:style style:name="P8" style:family="paragraph" style:parent-style-name="Standard">
      <style:paragraph-properties fo:text-align="center" style:justify-single-word="false"/>
      <style:text-properties officeooo:rsid="001f5743" officeooo:paragraph-rsid="001f5743"/>
    </style:style>
    <style:style style:name="T1" style:family="text">
      <style:text-properties officeooo:rsid="001bc8a9"/>
    </style:style>
    <style:style style:name="T2" style:family="text">
      <style:text-properties officeooo:rsid="001ed1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ulo y presentacion (autor y tutores)</text:p>
      <text:p text:style-name="P1">***</text:p>
      <text:p text:style-name="P1">Presentar el objetivo de la tesis (POSL y los estudios)</text:p>
      <text:p text:style-name="P1">***</text:p>
      <text:p text:style-name="P1">Presentacion de una analogía (con el objetivo de enganchar al publico)</text:p>
      <text:p text:style-name="P1">La costrucción de <text:span text:style-name="T1">coches</text:span>: </text:p>
      <text:p text:style-name="P1">El negocio comienza por una pequeña fabrica, pero para hacer frente a las demandas del producto y para lograr el crecimiento de la empresa.</text:p>
      <text:p text:style-name="P1">Fabrica → Lenguaje</text:p>
      <text:p text:style-name="P2">Problema: Transporte → CSP</text:p>
      <text:p text:style-name="P2">Producto (solucion): Coche → Solver</text:p>
      <text:p text:style-name="P2">La pequeña fabrica inicial seria el algoritmo simple (sequencial) trivial.</text:p>
      <text:p text:style-name="P2">Crecimiento =&gt; hacer una fábrica más grande con más capacidad → un algoritmo más eficiente que logre resolver intancias más grandes. (sería el enfoque secuencial)</text:p>
      <text:p text:style-name="P2">Crecimiento =&gt; crear más fábricas pequeñas (expancion, sucursales) → el mismo algoritmo en paralelo.</text:p>
      <text:p text:style-name="P2">Tiempo + Competencia = nueva version</text:p>
      <text:p text:style-name="P2">El paso a la nueva version podría ser (en el mejor de los casos) cambiar algo en uno de los departamentos (A) =&gt; habría que cambiar todas las fábricas.</text:p>
      <text:p text:style-name="P2">Solucion, cada pequeña fábrica se encarga de construir una parte, entonces, al pasar a la nueva version, solo habría que cambiar esa pequeña fábrica, las otras siguen funcionando normalmente.</text:p>
      <text:p text:style-name="P2">ESE ES EL PRIMER OBJETIVO DE POSL: crear pequeñas fábricas que juntas interactuan para crear el producto</text:p>
      <text:p text:style-name="P2">***</text:p>
      <text:p text:style-name="P3">Presentacion de POSL por etapas (introducción) haciendo la analogía con la construcción de coches:</text:p>
      <text:p text:style-name="P3">Modulos:</text:p>
      <text:p text:style-name="P3">Opretaion modules: pequeñas fábricas, que construyen piezas específicas (con caucho, se construyen ruedas) → funciones simples (con una configuración, se construye un conjunto de configuraciones atendiendo cierto criterio)</text:p>
      <text:p text:style-name="P3">Communication modules: pequeños almacenes que reciben piezas ya elaboradas → funciones capaces de recibir información (configuraciones, conjuntos de configuraciones)</text:p>
      <text:p text:style-name="P3">Operadores: </text:p>
      <text:p text:style-name="P3">Plantas de ensamblaje de las piezas del coche → ensamblaje de los modulos:</text:p>
      <text:p text:style-name="P3">poner ejemplos (con la idea de blackbox sucesivos)<text:line-break/>ejemplo tambien del operador de envío.</text:p>
      <text:p text:style-name="P3">Concepto de AS:</text:p>
      <text:p text:style-name="P3">plantas de ensamblaje móviles, capaces de ensamblar no piezas específicas, sino tipos de piezas. Luego al recibir diferentes tiopos de piezas, lo hacen sin problema → los operadores se utilizan con denominaciones abstractas de los modulos, que se caracterizan solo por su signatura.</text:p>
      <text:p text:style-name="P3">Ejemplos y ventajas. (código)</text:p>
      <text:p text:style-name="P3">Introducir directamente la creación de los solvers concretos. (código)</text:p>
      <text:p text:style-name="P3">***</text:p>
      <text:p text:style-name="P4">Una de las ventajas más importantes de POSL: comunicacion</text:p>
      <text:p text:style-name="P5"><text:span text:style-name="T2">que</text:span>: <text:span text:style-name="T2">existen varios tipos de Communication Modules, capaces de recibir todo tipo de información</text:span></text:p>
      <text:p text:style-name="P5"><text:span text:style-name="T2">donde</text:span>: <text:span text:style-name="T2">estos pueden ser combinados con diferentes modulos</text:span> </text:p>
      <text:p text:style-name="P5">como: <text:span text:style-name="T2">creando diferentes topologías de conexion entre los solvers</text:span></text:p>
      <text:p text:style-name="P6">(ejemplo de código)</text:p>
      <text:p text:style-name="P6">*** </text:p>
      <text:p text:style-name="P6">Presentar un resumen de las caracteristicas de POSL</text:p>
      <text:p text:style-name="P6"><text:soft-page-break/>***</text:p>
      <text:p text:style-name="P7">Siguiente objetivo de la presentación: presentar el estudio de varias estrategias de comunicacion.</text:p>
      <text:p text:style-name="P7">El estudio fue hecho utilizando varios problemas clásicos:</text:p>
      <text:p text:style-name="P7">Presentar cada problema.</text:p>
      <text:p text:style-name="P7">*** </text:p>
      <text:p text:style-name="P7">Estrategia en paralelo sin communicacion: Presentacion de los AS para cada benchmark, explicando algunas caracteristicas especificas (reset para costas, tabu para golomb, etc...) Resultados.</text:p>
      <text:p text:style-name="P7">***</text:p>
      <text:p text:style-name="P7">Estrategia simple de comunicacion:</text:p>
      <text:p text:style-name="P7">Presentacion de los AS para cada benchmark, explicando algunas caracteristicas especificas (variante A y B en el caso de Costas). Resultados</text:p>
      <text:p text:style-name="P7">***</text:p>
      <text:p text:style-name="P7">Estrategia Minimum evation:</text:p>
      <text:p text:style-name="P7">Presentacion del AS para Golomb Ruler, explicando por qué a él y algunas caracteristicas especificas. Resultados</text:p>
      <text:p text:style-name="P7">***</text:p>
      <text:p text:style-name="P7">Estrategia standard-companion de comunicacion:</text:p>
      <text:p text:style-name="P7">Presentacion de los AS (modulos) para cada benchmark. Resultados</text:p>
      <text:p text:style-name="P7">***</text:p>
      <text:p text:style-name="P7">Conclusiones de los resultados</text:p>
      <text:p text:style-name="P7">***</text:p>
      <text:p text:style-name="P8">Conclusiones de la tesis</text:p>
      <text:p text:style-name="P8">***</text:p>
      <text:p text:style-name="P8">Trabajos futur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0:17:36.796091325</meta:creation-date>
    <meta:generator>LibreOffice/4.2.8.2$Linux_X86_64 LibreOffice_project/420m0$Build-2</meta:generator>
    <dc:date>2017-01-03T13:50:08.852687972</dc:date>
    <meta:editing-duration>PT3H3M39S</meta:editing-duration>
    <meta:editing-cycles>9</meta:editing-cycles>
    <meta:document-statistic meta:table-count="0" meta:image-count="0" meta:object-count="0" meta:page-count="2" meta:paragraph-count="58" meta:word-count="525" meta:character-count="3539" meta:non-whitespace-character-count="3067"/>
  </office:meta>
</office:document-meta>
</file>